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894in" svg:height="4.2563in" svg:x="0.8996in" svg:y="0.9516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00 2 controll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164.56728" calcext:value-type="float">
            <text:p>1456837164.5672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38.06319" calcext:value-type="float">
            <text:p>1456837738.06319</text:p>
          </table:table-cell>
          <table:table-cell table:number-columns-repeated="3"/>
          <table:table-cell office:value-type="string" calcext:value-type="string">
            <text:p>100.2.S</text:p>
          </table:table-cell>
          <table:table-cell office:value-type="string" calcext:value-type="string">
            <text:p>100.2.B</text:p>
          </table:table-cell>
          <table:table-cell office:value-type="string" calcext:value-type="string">
            <text:p>500.2.S</text:p>
          </table:table-cell>
          <table:table-cell office:value-type="string" calcext:value-type="string">
            <text:p>500.2.B</text:p>
          </table:table-cell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172.63784" calcext:value-type="float">
            <text:p>1456837172.63784</text:p>
          </table:table-cell>
          <table:table-cell table:formula="of:=[.B4]-[.B3]" office:value-type="float" office:value="8.07055902481079" calcext:value-type="float">
            <text:p>8.0705590248</text:p>
          </table:table-cell>
          <table:table-cell office:value-type="string" calcext:value-type="string">
            <text:p>Finish 1</text:p>
          </table:table-cell>
          <table:table-cell office:value-type="float" office:value="1456837739.58151" calcext:value-type="float">
            <text:p>1456837739.58151</text:p>
          </table:table-cell>
          <table:table-cell table:formula="of:=[.E4]-[.E3]" office:value-type="float" office:value="1.51831412315369" calcext:value-type="float">
            <text:p>1.51831412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-[.B3]" office:value-type="float" office:value="8.40056300163269" calcext:value-type="float">
            <text:p>8.4005630016</text:p>
          </table:table-cell>
          <table:table-cell table:style-name="ce1" table:formula="of:=[.E5]-[.E3]" office:value-type="float" office:value="1.57956218719482" calcext:value-type="float">
            <text:p>1.5795621872</text:p>
          </table:table-cell>
          <table:table-cell table:style-name="ce1" table:formula="of:=[.B45]-[.B43]" office:value-type="float" office:value="38.6425669193268" calcext:value-type="float">
            <text:p>38.6425669193</text:p>
          </table:table-cell>
          <table:table-cell table:style-name="ce1" table:formula="of:=[.E44]-[.E43]" office:value-type="float" office:value="8.14946889877319" calcext:value-type="float">
            <text:p>8.1494688988</text:p>
          </table:table-cell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172.96784" calcext:value-type="float">
            <text:p>1456837172.96784</text:p>
          </table:table-cell>
          <table:table-cell table:formula="of:=[.B5]-[.B3]" office:value-type="float" office:value="8.40056300163269" calcext:value-type="float">
            <text:p>8.4005630016</text:p>
          </table:table-cell>
          <table:table-cell office:value-type="string" calcext:value-type="string">
            <text:p>Finish 2</text:p>
          </table:table-cell>
          <table:table-cell office:value-type="float" office:value="1456837739.64275" calcext:value-type="float">
            <text:p>1456837739.64275</text:p>
          </table:table-cell>
          <table:table-cell table:style-name="ce1" table:formula="of:=[.E5]-[.E3]" office:value-type="float" office:value="1.57956218719482" calcext:value-type="float">
            <text:p>1.5795621872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table:formula="of:=[.B9]-[.B8]" office:value-type="float" office:value="7.30305504798889" calcext:value-type="float">
            <text:p>7.303055048</text:p>
          </table:table-cell>
          <table:table-cell table:style-name="ce1" table:formula="of:=[.E10]-[.E8]" office:value-type="float" office:value="2.10571503639221" calcext:value-type="float">
            <text:p>2.1057150364</text:p>
          </table:table-cell>
          <table:table-cell table:style-name="ce1" table:formula="of:=[.B49]-[.B48]" office:value-type="float" office:value="32.3714530467987" calcext:value-type="float">
            <text:p>32.3714530468</text:p>
          </table:table-cell>
          <table:table-cell table:style-name="ce1" table:formula="of:=[.E49]-[.E48]" office:value-type="float" office:value="13.0167820453644" calcext:value-type="float">
            <text:p>13.0167820454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style-name="ce1" table:formula="of:=[.B15]-[.B13]" office:value-type="float" office:value="11.8264770507813" calcext:value-type="float">
            <text:p>11.8264770508</text:p>
          </table:table-cell>
          <table:table-cell table:style-name="ce1" table:formula="of:=[.E15]-[.E13]" office:value-type="float" office:value="10.5510220527649" calcext:value-type="float">
            <text:p>10.5510220528</text:p>
          </table:table-cell>
          <table:table-cell table:style-name="ce1" table:formula="of:=[.B54]-[.B53]" office:value-type="float" office:value="60.2420771121979" calcext:value-type="float">
            <text:p>60.2420771122</text:p>
          </table:table-cell>
          <table:table-cell table:style-name="ce1" table:formula="of:=[.E54]-[.E53]" office:value-type="float" office:value="56.8703880310059" calcext:value-type="float">
            <text:p>56.870388031</text:p>
          </table:table-cell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259.88912" calcext:value-type="float">
            <text:p>1456837259.88912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855.00964" calcext:value-type="float">
            <text:p>1456837855.00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267.19218" calcext:value-type="float">
            <text:p>1456837267.19218</text:p>
          </table:table-cell>
          <table:table-cell table:formula="of:=[.B9]-[.B8]" office:value-type="float" office:value="7.30305504798889" calcext:value-type="float">
            <text:p>7.303055048</text:p>
          </table:table-cell>
          <table:table-cell office:value-type="string" calcext:value-type="string">
            <text:p>Finish 1</text:p>
          </table:table-cell>
          <table:table-cell office:value-type="float" office:value="1456837857.10431" calcext:value-type="float">
            <text:p>1456837857.10431</text:p>
          </table:table-cell>
          <table:table-cell table:formula="of:=[.E9]-[.E8]" office:value-type="float" office:value="2.09466409683228" calcext:value-type="float">
            <text:p>2.0946640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267.32127" calcext:value-type="float">
            <text:p>1456837267.32127</text:p>
          </table:table-cell>
          <table:table-cell table:formula="of:=[.B10]-[.B8]" office:value-type="float" office:value="7.43215203285217" calcext:value-type="float">
            <text:p>7.4321520329</text:p>
          </table:table-cell>
          <table:table-cell office:value-type="string" calcext:value-type="string">
            <text:p>Finish 2</text:p>
          </table:table-cell>
          <table:table-cell office:value-type="float" office:value="1456837857.11536" calcext:value-type="float">
            <text:p>1456837857.11536</text:p>
          </table:table-cell>
          <table:table-cell table:formula="of:=[.E10]-[.E8]" office:value-type="float" office:value="2.10571503639221" calcext:value-type="float">
            <text:p>2.105715036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314.26594" calcext:value-type="float">
            <text:p>1456837314.2659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263" calcext:value-type="float">
            <text:p>1456829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326.0458" calcext:value-type="float">
            <text:p>1456837326.0458</text:p>
          </table:table-cell>
          <table:table-cell table:formula="of:=[.B14]-[.B13]" office:value-type="float" office:value="11.7798590660095" calcext:value-type="float">
            <text:p>11.779859066</text:p>
          </table:table-cell>
          <table:table-cell office:value-type="string" calcext:value-type="string">
            <text:p>Finish 1</text:p>
          </table:table-cell>
          <table:table-cell office:value-type="float" office:value="1456829273.4743" calcext:value-type="float">
            <text:p>1456829273.4743</text:p>
          </table:table-cell>
          <table:table-cell table:formula="of:=[.E14]-[.E13]" office:value-type="float" office:value="10.4742970466614" calcext:value-type="float">
            <text:p>10.4742970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326.09242" calcext:value-type="float">
            <text:p>1456837326.09242</text:p>
          </table:table-cell>
          <table:table-cell table:formula="of:=[.B15]-[.B13]" office:value-type="float" office:value="11.8264770507813" calcext:value-type="float">
            <text:p>11.8264770508</text:p>
          </table:table-cell>
          <table:table-cell office:value-type="string" calcext:value-type="string">
            <text:p>Finish 2</text:p>
          </table:table-cell>
          <table:table-cell office:value-type="float" office:value="1456829273.55102" calcext:value-type="float">
            <text:p>1456829273.55102</text:p>
          </table:table-cell>
          <table:table-cell table:formula="of:=[.E15]-[.E13]" office:value-type="float" office:value="10.5510220527649" calcext:value-type="float">
            <text:p>10.5510220528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100 4 controll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359.30858" calcext:value-type="float">
            <text:p>1456838359.3085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632.15062" calcext:value-type="float">
            <text:p>1456837632.15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378.3178" calcext:value-type="float">
            <text:p>1456838378.3178</text:p>
          </table:table-cell>
          <table:table-cell table:formula="of:=[.B21]-[.B20]" office:value-type="float" office:value="19.0092208385468" calcext:value-type="float">
            <text:p>19.0092208385</text:p>
          </table:table-cell>
          <table:table-cell office:value-type="string" calcext:value-type="string">
            <text:p>Finish 1</text:p>
          </table:table-cell>
          <table:table-cell office:value-type="float" office:value="1456837634.32446" calcext:value-type="float">
            <text:p>1456837634.32446</text:p>
          </table:table-cell>
          <table:table-cell table:formula="of:=[.E21]-[.E20]" office:value-type="float" office:value="2.17383790016174" calcext:value-type="float">
            <text:p>2.1738379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378.5278" calcext:value-type="float">
            <text:p>1456838378.5278</text:p>
          </table:table-cell>
          <table:table-cell table:formula="of:=[.B22]-[.B20]" office:value-type="float" office:value="19.2192239761353" calcext:value-type="float">
            <text:p>19.2192239761</text:p>
          </table:table-cell>
          <table:table-cell office:value-type="string" calcext:value-type="string">
            <text:p>Finish 2</text:p>
          </table:table-cell>
          <table:table-cell office:value-type="float" office:value="1456837634.35815" calcext:value-type="float">
            <text:p>1456837634.35815</text:p>
          </table:table-cell>
          <table:table-cell table:formula="of:=[.E22]-[.E20]" office:value-type="float" office:value="2.2075309753418" calcext:value-type="float">
            <text:p>2.2075309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8379.3178" calcext:value-type="float">
            <text:p>1456838379.3178</text:p>
          </table:table-cell>
          <table:table-cell table:formula="of:=[.B23]-[.B20]" office:value-type="float" office:value="20.0092239379883" calcext:value-type="float">
            <text:p>20.009223938</text:p>
          </table:table-cell>
          <table:table-cell/>
          <table:table-cell office:value-type="float" office:value="1456837634.38516" calcext:value-type="float">
            <text:p>1456837634.38516</text:p>
          </table:table-cell>
          <table:table-cell table:formula="of:=[.E23]-[.E20]" office:value-type="float" office:value="2.23453283309937" calcext:value-type="float">
            <text:p>2.2345328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8379.3578" calcext:value-type="float">
            <text:p>1456838379.3578</text:p>
          </table:table-cell>
          <table:table-cell table:formula="of:=[.B24]-[.B20]" office:value-type="float" office:value="20.0492208003998" calcext:value-type="float">
            <text:p>20.0492208004</text:p>
          </table:table-cell>
          <table:table-cell/>
          <table:table-cell office:value-type="float" office:value="1456837634.39539" calcext:value-type="float">
            <text:p>1456837634.39539</text:p>
          </table:table-cell>
          <table:table-cell table:formula="of:=[.E24]-[.E20]" office:value-type="float" office:value="2.24476480484009" calcext:value-type="float">
            <text:p>2.244764804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459.14633" calcext:value-type="float">
            <text:p>1456838459.14633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92.06415" calcext:value-type="float">
            <text:p>1456837792.06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476.91267" calcext:value-type="float">
            <text:p>1456838476.91267</text:p>
          </table:table-cell>
          <table:table-cell table:formula="of:=[.B28]-[.B27]" office:value-type="float" office:value="17.766340970993" calcext:value-type="float">
            <text:p>17.766340971</text:p>
          </table:table-cell>
          <table:table-cell office:value-type="string" calcext:value-type="string">
            <text:p>Finish 1</text:p>
          </table:table-cell>
          <table:table-cell office:value-type="float" office:value="1456837794.745" calcext:value-type="float">
            <text:p>1456837794.745</text:p>
          </table:table-cell>
          <table:table-cell table:formula="of:=[.E28]-[.E27]" office:value-type="float" office:value="2.68085408210754" calcext:value-type="float">
            <text:p>2.6808540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476.9561" calcext:value-type="float">
            <text:p>1456838476.9561</text:p>
          </table:table-cell>
          <table:table-cell table:formula="of:=[.B29]-[.B27]" office:value-type="float" office:value="17.8097710609436" calcext:value-type="float">
            <text:p>17.8097710609</text:p>
          </table:table-cell>
          <table:table-cell office:value-type="string" calcext:value-type="string">
            <text:p>Finish 2</text:p>
          </table:table-cell>
          <table:table-cell office:value-type="float" office:value="1456837794.79434" calcext:value-type="float">
            <text:p>1456837794.79434</text:p>
          </table:table-cell>
          <table:table-cell table:formula="of:=[.E29]-[.E27]" office:value-type="float" office:value="2.73018908500671" calcext:value-type="float">
            <text:p>2.73018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8477.6561" calcext:value-type="float">
            <text:p>1456838477.6561</text:p>
          </table:table-cell>
          <table:table-cell table:formula="of:=[.B30]-[.B27]" office:value-type="float" office:value="18.5097670555115" calcext:value-type="float">
            <text:p>18.5097670555</text:p>
          </table:table-cell>
          <table:table-cell/>
          <table:table-cell office:value-type="float" office:value="1456837794.80292" calcext:value-type="float">
            <text:p>1456837794.80292</text:p>
          </table:table-cell>
          <table:table-cell table:formula="of:=[.E30]-[.E27]" office:value-type="float" office:value="2.73876714706421" calcext:value-type="float">
            <text:p>2.738767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8478.4561" calcext:value-type="float">
            <text:p>1456838478.4561</text:p>
          </table:table-cell>
          <table:table-cell table:formula="of:=[.B31]-[.B27]" office:value-type="float" office:value="19.3097670078278" calcext:value-type="float">
            <text:p>19.3097670078</text:p>
          </table:table-cell>
          <table:table-cell/>
          <table:table-cell office:value-type="float" office:value="1456837794.83772" calcext:value-type="float">
            <text:p>1456837794.83772</text:p>
          </table:table-cell>
          <table:table-cell table:formula="of:=[.E31]-[.E27]" office:value-type="float" office:value="2.77357316017151" calcext:value-type="float">
            <text:p>2.77357316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610.91801" calcext:value-type="float">
            <text:p>1456838610.91801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902.25686" calcext:value-type="float">
            <text:p>1456837902.25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630.73639" calcext:value-type="float">
            <text:p>1456838630.73639</text:p>
          </table:table-cell>
          <table:table-cell table:formula="of:=[.B35]-[.B34]" office:value-type="float" office:value="19.8183791637421" calcext:value-type="float">
            <text:p>19.8183791637</text:p>
          </table:table-cell>
          <table:table-cell office:value-type="string" calcext:value-type="string">
            <text:p>Finish 1</text:p>
          </table:table-cell>
          <table:table-cell office:value-type="float" office:value="1456837912.67438" calcext:value-type="float">
            <text:p>1456837912.67438</text:p>
          </table:table-cell>
          <table:table-cell table:formula="of:=[.E35]-[.E34]" office:value-type="float" office:value="10.4175159931183" calcext:value-type="float">
            <text:p>10.4175159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630.93639" calcext:value-type="float">
            <text:p>1456838630.93639</text:p>
          </table:table-cell>
          <table:table-cell table:formula="of:=[.B36]-[.B34]" office:value-type="float" office:value="20.018383026123" calcext:value-type="float">
            <text:p>20.0183830261</text:p>
          </table:table-cell>
          <table:table-cell office:value-type="string" calcext:value-type="string">
            <text:p>Finish 2</text:p>
          </table:table-cell>
          <table:table-cell office:value-type="float" office:value="1456837912.68249" calcext:value-type="float">
            <text:p>1456837912.68249</text:p>
          </table:table-cell>
          <table:table-cell table:formula="of:=[.E36]-[.E34]" office:value-type="float" office:value="10.425628900528" calcext:value-type="float">
            <text:p>10.4256289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8631.03639" calcext:value-type="float">
            <text:p>1456838631.03639</text:p>
          </table:table-cell>
          <table:table-cell table:formula="of:=[.B37]-[.B34]" office:value-type="float" office:value="20.1183831691742" calcext:value-type="float">
            <text:p>20.1183831692</text:p>
          </table:table-cell>
          <table:table-cell/>
          <table:table-cell office:value-type="float" office:value="1456837912.71054" calcext:value-type="float">
            <text:p>1456837912.71054</text:p>
          </table:table-cell>
          <table:table-cell table:formula="of:=[.E37]-[.E34]" office:value-type="float" office:value="10.4536819458008" calcext:value-type="float">
            <text:p>10.4536819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8631.13639" calcext:value-type="float">
            <text:p>1456838631.13639</text:p>
          </table:table-cell>
          <table:table-cell table:formula="of:=[.B38]-[.B34]" office:value-type="float" office:value="20.2183830738068" calcext:value-type="float">
            <text:p>20.2183830738</text:p>
          </table:table-cell>
          <table:table-cell/>
          <table:table-cell office:value-type="float" office:value="1456837912.72228" calcext:value-type="float">
            <text:p>1456837912.72228</text:p>
          </table:table-cell>
          <table:table-cell table:formula="of:=[.E38]-[.E34]" office:value-type="float" office:value="10.4654200077057" calcext:value-type="float">
            <text:p>10.4654200077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500 2 controll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712.13236" calcext:value-type="float">
            <text:p>1456834712.13236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232.721" calcext:value-type="float">
            <text:p>1456834232.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749.72466" calcext:value-type="float">
            <text:p>1456834749.72466</text:p>
          </table:table-cell>
          <table:table-cell table:formula="of:=[.B44]-[.B43]" office:value-type="float" office:value="37.5922958850861" calcext:value-type="float">
            <text:p>37.5922958851</text:p>
          </table:table-cell>
          <table:table-cell office:value-type="string" calcext:value-type="string">
            <text:p>Finish 1</text:p>
          </table:table-cell>
          <table:table-cell office:value-type="float" office:value="1456834240.87047" calcext:value-type="float">
            <text:p>1456834240.87047</text:p>
          </table:table-cell>
          <table:table-cell table:formula="of:=[.E44]-[.E43]" office:value-type="float" office:value="8.14946889877319" calcext:value-type="float">
            <text:p>8.1494688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750.77493" calcext:value-type="float">
            <text:p>1456834750.77493</text:p>
          </table:table-cell>
          <table:table-cell table:formula="of:=[.B45]-[.B43]" office:value-type="float" office:value="38.6425669193268" calcext:value-type="float">
            <text:p>38.6425669193</text:p>
          </table:table-cell>
          <table:table-cell office:value-type="string" calcext:value-type="string">
            <text:p>Finish 2</text:p>
          </table:table-cell>
          <table:table-cell office:value-type="float" office:value="1456834240.95376" calcext:value-type="float">
            <text:p>1456834240.95376</text:p>
          </table:table-cell>
          <table:table-cell table:formula="of:=[.E45]-[.E43]" office:value-type="float" office:value="8.23276090621948" calcext:value-type="float">
            <text:p>8.23276090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cause push will take a lot of resource on the switch which make pull sl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930.68237" calcext:value-type="float">
            <text:p>1456834930.6823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143.54613" calcext:value-type="float">
            <text:p>1456834143.54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963.05382" calcext:value-type="float">
            <text:p>1456834963.05382</text:p>
          </table:table-cell>
          <table:table-cell table:formula="of:=[.B49]-[.B48]" office:value-type="float" office:value="32.3714530467987" calcext:value-type="float">
            <text:p>32.3714530468</text:p>
          </table:table-cell>
          <table:table-cell office:value-type="string" calcext:value-type="string">
            <text:p>Finish 1</text:p>
          </table:table-cell>
          <table:table-cell office:value-type="float" office:value="1456834156.56291" calcext:value-type="float">
            <text:p>1456834156.56291</text:p>
          </table:table-cell>
          <table:table-cell table:formula="of:=[.E49]-[.E48]" office:value-type="float" office:value="13.0167820453644" calcext:value-type="float">
            <text:p>13.0167820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963.52461" calcext:value-type="float">
            <text:p>1456834963.52461</text:p>
          </table:table-cell>
          <table:table-cell table:formula="of:=[.B50]-[.B48]" office:value-type="float" office:value="32.8422400951385" calcext:value-type="float">
            <text:p>32.8422400951</text:p>
          </table:table-cell>
          <table:table-cell office:value-type="string" calcext:value-type="string">
            <text:p>Finish 2</text:p>
          </table:table-cell>
          <table:table-cell office:value-type="float" office:value="1456834156.66683" calcext:value-type="float">
            <text:p>1456834156.66683</text:p>
          </table:table-cell>
          <table:table-cell table:formula="of:=[.E50]-[.E48]" office:value-type="float" office:value="13.1206960678101" calcext:value-type="float">
            <text:p>13.120696067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5422.93545" calcext:value-type="float">
            <text:p>1456835422.93545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971.19345" calcext:value-type="float">
            <text:p>1456829971.19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5483.17753" calcext:value-type="float">
            <text:p>1456835483.17753</text:p>
          </table:table-cell>
          <table:table-cell table:formula="of:=[.B54]-[.B53]" office:value-type="float" office:value="60.2420771121979" calcext:value-type="float">
            <text:p>60.2420771122</text:p>
          </table:table-cell>
          <table:table-cell office:value-type="string" calcext:value-type="string">
            <text:p>Finish 1</text:p>
          </table:table-cell>
          <table:table-cell office:value-type="float" office:value="1456830028.06384" calcext:value-type="float">
            <text:p>1456830028.06384</text:p>
          </table:table-cell>
          <table:table-cell table:formula="of:=[.E54]-[.E53]" office:value-type="float" office:value="56.8703880310059" calcext:value-type="float">
            <text:p>56.870388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5483.25664" calcext:value-type="float">
            <text:p>1456835483.25664</text:p>
          </table:table-cell>
          <table:table-cell table:formula="of:=[.B55]-[.B53]" office:value-type="float" office:value="60.3211851119995" calcext:value-type="float">
            <text:p>60.321185112</text:p>
          </table:table-cell>
          <table:table-cell office:value-type="string" calcext:value-type="string">
            <text:p>Finish 2</text:p>
          </table:table-cell>
          <table:table-cell office:value-type="float" office:value="1456830028.23921" calcext:value-type="float">
            <text:p>1456830028.23921</text:p>
          </table:table-cell>
          <table:table-cell table:formula="of:=[.E55]-[.E53]" office:value-type="float" office:value="57.0457589626312" calcext:value-type="float">
            <text:p>57.0457589626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500 4 controll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322.09297" calcext:value-type="float">
            <text:p>1456839322.0929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060.11917" calcext:value-type="float">
            <text:p>1456839060.11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1]-[.B60]" office:value-type="float" office:value="95.7030839920044" calcext:value-type="float">
            <text:p>95.703083992</text:p>
          </table:table-cell>
          <table:table-cell office:value-type="string" calcext:value-type="string">
            <text:p>Finish 1</text:p>
          </table:table-cell>
          <table:table-cell office:value-type="float" office:value="1456839073.71482" calcext:value-type="float">
            <text:p>1456839073.71482</text:p>
          </table:table-cell>
          <table:table-cell table:formula="of:=[.E61]-[.E60]" office:value-type="float" office:value="13.5956580638886" calcext:value-type="float">
            <text:p>13.5956580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2]-[.B60]" office:value-type="float" office:value="95.7030839920044" calcext:value-type="float">
            <text:p>95.703083992</text:p>
          </table:table-cell>
          <table:table-cell office:value-type="string" calcext:value-type="string">
            <text:p>Finish 2</text:p>
          </table:table-cell>
          <table:table-cell office:value-type="float" office:value="1456839073.80059" calcext:value-type="float">
            <text:p>1456839073.80059</text:p>
          </table:table-cell>
          <table:table-cell table:formula="of:=[.E62]-[.E60]" office:value-type="float" office:value="13.681421995163" calcext:value-type="float">
            <text:p>13.681421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3]-[.B60]" office:value-type="float" office:value="95.7030839920044" calcext:value-type="float">
            <text:p>95.703083992</text:p>
          </table:table-cell>
          <table:table-cell/>
          <table:table-cell office:value-type="float" office:value="1456839073.94091" calcext:value-type="float">
            <text:p>1456839073.94091</text:p>
          </table:table-cell>
          <table:table-cell table:formula="of:=[.E63]-[.E60]" office:value-type="float" office:value="13.8217461109161" calcext:value-type="float">
            <text:p>13.8217461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4]-[.B60]" office:value-type="float" office:value="95.7030839920044" calcext:value-type="float">
            <text:p>95.703083992</text:p>
          </table:table-cell>
          <table:table-cell/>
          <table:table-cell office:value-type="float" office:value="1456839074.0304" calcext:value-type="float">
            <text:p>1456839074.0304</text:p>
          </table:table-cell>
          <table:table-cell table:formula="of:=[.E64]-[.E60]" office:value-type="float" office:value="13.9112341403961" calcext:value-type="float">
            <text:p>13.911234140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588.4618" calcext:value-type="float">
            <text:p>1456839588.461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128.39057" calcext:value-type="float">
            <text:p>1456839128.39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8]-[.B67]" office:value-type="float" office:value="104.712422132492" calcext:value-type="float">
            <text:p>104.7124221325</text:p>
          </table:table-cell>
          <table:table-cell office:value-type="string" calcext:value-type="string">
            <text:p>Finish 1</text:p>
          </table:table-cell>
          <table:table-cell office:value-type="float" office:value="1456839141.07281" calcext:value-type="float">
            <text:p>1456839141.07281</text:p>
          </table:table-cell>
          <table:table-cell table:formula="of:=[.E68]-[.E67]" office:value-type="float" office:value="12.6822369098663" calcext:value-type="float">
            <text:p>12.6822369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9]-[.B67]" office:value-type="float" office:value="104.712422132492" calcext:value-type="float">
            <text:p>104.7124221325</text:p>
          </table:table-cell>
          <table:table-cell office:value-type="string" calcext:value-type="string">
            <text:p>Finish 2</text:p>
          </table:table-cell>
          <table:table-cell office:value-type="float" office:value="1456839141.13291" calcext:value-type="float">
            <text:p>1456839141.13291</text:p>
          </table:table-cell>
          <table:table-cell table:formula="of:=[.E69]-[.E67]" office:value-type="float" office:value="12.7423379421234" calcext:value-type="float">
            <text:p>12.742337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0]-[.B67]" office:value-type="float" office:value="104.712422132492" calcext:value-type="float">
            <text:p>104.7124221325</text:p>
          </table:table-cell>
          <table:table-cell/>
          <table:table-cell office:value-type="float" office:value="1456839141.15197" calcext:value-type="float">
            <text:p>1456839141.15197</text:p>
          </table:table-cell>
          <table:table-cell table:formula="of:=[.E70]-[.E67]" office:value-type="float" office:value="12.7613980770111" calcext:value-type="float">
            <text:p>12.76139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1]-[.B67]" office:value-type="float" office:value="104.712422132492" calcext:value-type="float">
            <text:p>104.7124221325</text:p>
          </table:table-cell>
          <table:table-cell/>
          <table:table-cell office:value-type="float" office:value="1456839141.26394" calcext:value-type="float">
            <text:p>1456839141.26394</text:p>
          </table:table-cell>
          <table:table-cell table:formula="of:=[.E71]-[.E67]" office:value-type="float" office:value="12.8733711242676" calcext:value-type="float">
            <text:p>12.873371124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854.44874" calcext:value-type="float">
            <text:p>1456839854.4487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200.47183" calcext:value-type="float">
            <text:p>1456839200.47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929.16013" calcext:value-type="float">
            <text:p>1456839929.16013</text:p>
          </table:table-cell>
          <table:table-cell table:formula="of:=[.B75]-[.B74]" office:value-type="float" office:value="74.7113990783691" calcext:value-type="float">
            <text:p>74.7113990784</text:p>
          </table:table-cell>
          <table:table-cell office:value-type="string" calcext:value-type="string">
            <text:p>Finish 1</text:p>
          </table:table-cell>
          <table:table-cell office:value-type="float" office:value="1456839255.47911" calcext:value-type="float">
            <text:p>1456839255.47911</text:p>
          </table:table-cell>
          <table:table-cell table:formula="of:=[.E75]-[.E74]" office:value-type="float" office:value="55.0072801113129" calcext:value-type="float">
            <text:p>55.007280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929.20907" calcext:value-type="float">
            <text:p>1456839929.20907</text:p>
          </table:table-cell>
          <table:table-cell table:formula="of:=[.B76]-[.B74]" office:value-type="float" office:value="74.7603390216827" calcext:value-type="float">
            <text:p>74.7603390217</text:p>
          </table:table-cell>
          <table:table-cell office:value-type="string" calcext:value-type="string">
            <text:p>Finish 2</text:p>
          </table:table-cell>
          <table:table-cell office:value-type="float" office:value="1456839255.51557" calcext:value-type="float">
            <text:p>1456839255.51557</text:p>
          </table:table-cell>
          <table:table-cell table:formula="of:=[.E76]-[.E74]" office:value-type="float" office:value="55.0437400341034" calcext:value-type="float">
            <text:p>55.0437400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7]-[.B74]" office:value-type="float" office:value="74.7603390216827" calcext:value-type="float">
            <text:p>74.7603390217</text:p>
          </table:table-cell>
          <table:table-cell/>
          <table:table-cell office:value-type="float" office:value="1456839255.52658" calcext:value-type="float">
            <text:p>1456839255.52658</text:p>
          </table:table-cell>
          <table:table-cell table:formula="of:=[.E77]-[.E74]" office:value-type="float" office:value="55.0547461509705" calcext:value-type="float">
            <text:p>55.054746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8]-[.B74]" office:value-type="float" office:value="74.7603390216827" calcext:value-type="float">
            <text:p>74.7603390217</text:p>
          </table:table-cell>
          <table:table-cell/>
          <table:table-cell office:value-type="float" office:value="1456839255.57255" calcext:value-type="float">
            <text:p>1456839255.57255</text:p>
          </table:table-cell>
          <table:table-cell table:formula="of:=[.E78]-[.E74]" office:value-type="float" office:value="55.1007161140442" calcext:value-type="float">
            <text:p>55.10071611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0.2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40113.77354" calcext:value-type="float">
            <text:p>1456840113.7735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40372.4426" calcext:value-type="float">
            <text:p>1456840372.4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40244.11462" calcext:value-type="float">
            <text:p>1456840244.11462</text:p>
          </table:table-cell>
          <table:table-cell table:formula="of:=[.B82]-[.B81]" office:value-type="float" office:value="130.341076850891" calcext:value-type="float">
            <text:p>130.3410768509</text:p>
          </table:table-cell>
          <table:table-cell office:value-type="string" calcext:value-type="string">
            <text:p>Finish 1</text:p>
          </table:table-cell>
          <table:table-cell office:value-type="float" office:value="1456840478.97962" calcext:value-type="float">
            <text:p>1456840478.97962</text:p>
          </table:table-cell>
          <table:table-cell table:formula="of:=[.E82]-[.E81]" office:value-type="float" office:value="106.537013053894" calcext:value-type="float">
            <text:p>106.5370130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40244.23847" calcext:value-type="float">
            <text:p>1456840244.23847</text:p>
          </table:table-cell>
          <table:table-cell table:formula="of:=[.B83]-[.B81]" office:value-type="float" office:value="130.464921951294" calcext:value-type="float">
            <text:p>130.4649219513</text:p>
          </table:table-cell>
          <table:table-cell office:value-type="string" calcext:value-type="string">
            <text:p>Finish 2</text:p>
          </table:table-cell>
          <table:table-cell office:value-type="float" office:value="1456840479.25038" calcext:value-type="float">
            <text:p>1456840479.25038</text:p>
          </table:table-cell>
          <table:table-cell table:formula="of:=[.E83]-[.E81]" office:value-type="float" office:value="106.807782173157" calcext:value-type="float">
            <text:p>106.8077821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4]-[.B81]" office:value-type="float" office:value="130.464921951294" calcext:value-type="float">
            <text:p>130.4649219513</text:p>
          </table:table-cell>
          <table:table-cell/>
          <table:table-cell office:value-type="float" office:value="1456840479.33252" calcext:value-type="float">
            <text:p>1456840479.33252</text:p>
          </table:table-cell>
          <table:table-cell table:formula="of:=[.E84]-[.E81]" office:value-type="float" office:value="106.889919996262" calcext:value-type="float">
            <text:p>106.8899199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5]-[.B81]" office:value-type="float" office:value="130.464921951294" calcext:value-type="float">
            <text:p>130.4649219513</text:p>
          </table:table-cell>
          <table:table-cell/>
          <table:table-cell office:value-type="float" office:value="1456840479.35259" calcext:value-type="float">
            <text:p>1456840479.35259</text:p>
          </table:table-cell>
          <table:table-cell table:formula="of:=[.E85]-[.E81]" office:value-type="float" office:value="106.909988164902" calcext:value-type="float">
            <text:p>106.90998816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10:55.533434834</meta:creation-date>
    <dc:date>2016-03-01T16:42:47.874560943</dc:date>
    <meta:editing-duration>PT4H46M13S</meta:editing-duration>
    <meta:editing-cycles>37</meta:editing-cycles>
    <meta:generator>LibreOffice/4.2.8.2$Linux_x86 LibreOffice_project/420m0$Build-2</meta:generator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08cm" svg:height="10.812cm" xlink:href="." xlink:type="simple" chart:class="chart:bar" chart:style-name="ch1">
        <chart:title svg:x="6.272cm" svg:y="0.122cm" chart:style-name="ch2">
          <text:p>2 controllers, 100 updates</text:p>
        </chart:title>
        <chart:legend chart:legend-position="bottom" svg:x="7.612cm" svg:y="10.028cm" style:legend-expansion="wide" chart:style-name="ch3"/>
        <chart:plot-area chart:style-name="ch4" chart:data-source-has-labels="both" svg:x="1.371cm" svg:y="1.373cm" svg:width="16.277cm" svg:height="7.459cm">
          <chartooo:coordinate-region svg:x="1.992cm" svg:y="1.573cm" svg:width="15.656cm" svg:height="6.612cm"/>
          <chart:axis chart:dimension="x" chart:name="primary-x" chart:style-name="ch5" chartooo:axis-type="auto">
            <chartooo:date-scale/>
            <chart:title svg:x="7.997cm" svg:y="9.048cm" chart:style-name="ch6">
              <text:p>Sleep time/ seconds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151cm" chart:style-name="ch8">
              <text:p>Time/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.40056300163269">
                <text:p>8.40056300163269</text:p>
              </table:table-cell>
              <table:table-cell office:value-type="float" office:value="1.57956218719482">
                <text:p>1.5795621871948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7.30305504798889">
                <text:p>7.30305504798889</text:p>
              </table:table-cell>
              <table:table-cell office:value-type="float" office:value="2.10571503639221">
                <text:p>2.1057150363922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1.8264770507813">
                <text:p>11.8264770507813</text:p>
              </table:table-cell>
              <table:table-cell office:value-type="float" office:value="10.5510220527649">
                <text:p>10.5510220527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